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31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917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3.362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2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00ff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ff" style:diagonal-bl-tr="none" style:diagonal-tl-br="none" fo:border="0.002cm solid #000000"/>
    </style:style>
    <style:style style:name="ce2" style:family="table-cell" style:parent-style-name="Default" style:data-style-name="N100">
      <style:table-cell-properties fo:background-color="#99cc66" style:diagonal-bl-tr="none" style:diagonal-tl-br="none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99cc99" style:diagonal-bl-tr="none" style:diagonal-tl-br="none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000000" style:diagonal-bl-tr="none" style:diagonal-tl-br="none" fo:border="0.002cm solid #000000"/>
    </style:style>
    <style:style style:name="ce5" style:family="table-cell" style:parent-style-name="Default" style:data-style-name="N100">
      <style:table-cell-properties fo:border-bottom="0.002cm solid #000000" fo:background-color="#000000" style:diagonal-bl-tr="none" style:diagonal-tl-br="none" fo:border-left="0.002cm solid #000000" fo:border-right="none" fo:border-top="none"/>
    </style:style>
    <style:style style:name="ce6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ackground-color="#00cccc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3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5" table:default-cell-style-name="ce6"/>
        <table:table-column table:style-name="co14" table:number-columns-repeated="1011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host</text:p>
          </table:table-cell>
          <table:table-cell table:style-name="ce1" office:value-type="string">
            <text:p>hostgroup</text:p>
          </table:table-cell>
          <table:table-cell table:style-name="ce1" office:value-type="string">
            <text:p>hostdependencie</text:p>
          </table:table-cell>
          <table:table-cell table:style-name="ce1" office:value-type="string">
            <text:p>hostescalation</text:p>
          </table:table-cell>
          <table:table-cell table:style-name="ce1" office:value-type="string">
            <text:p>service</text:p>
          </table:table-cell>
          <table:table-cell table:style-name="ce1" office:value-type="string">
            <text:p>servicegroup</text:p>
          </table:table-cell>
          <table:table-cell table:style-name="ce1" office:value-type="string">
            <text:p>servicedependencie</text:p>
          </table:table-cell>
          <table:table-cell table:style-name="ce1" office:value-type="string">
            <text:p>serviceescalation</text:p>
          </table:table-cell>
          <table:table-cell table:style-name="ce1" office:value-type="string">
            <text:p>timeperiod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contactgroup</text:p>
          </table:table-cell>
          <table:table-cell table:style-name="ce1" office:value-type="string">
            <text:p>command</text:p>
          </table:table-cell>
          <table:table-cell table:style-name="ce9" table:number-columns-repeated="1011"/>
        </table:table-row>
        <table:table-row table:style-name="ro2" table:visibility="filter">
          <table:table-cell table:style-name="ce2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style-name="ce10" table:number-columns-repeated="1011"/>
        </table:table-row>
        <table:table-row table:style-name="ro2" table:visibility="filter">
          <table:table-cell table:style-name="ce3" office:value-type="string">
            <text:p>check_comman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table:style-name="ce3" office:value-type="string">
            <text:p>check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table:style-name="ce3" office:value-type="string">
            <text:p>check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table:style-name="ce3" office:value-type="string">
            <text:p>command_line</text:p>
          </table:table-cell>
          <table:table-cell table:number-columns-repeated="11"/>
          <table:table-cell table:style-name="ce8" office:value-type="string">
            <text:p>X</text:p>
          </table:table-cell>
          <table:table-cell table:number-columns-repeated="1011"/>
        </table:table-row>
        <table:table-row table:style-name="ro2" table:visibility="filter">
          <table:table-cell table:style-name="ce3" office:value-type="string">
            <text:p>command_name</text:p>
          </table:table-cell>
          <table:table-cell table:style-name="ce7" table:number-columns-repeated="11"/>
          <table:table-cell table:style-name="ce7" office:value-type="string">
            <text:p>X</text:p>
          </table:table-cell>
          <table:table-cell table:number-columns-repeated="1011"/>
        </table:table-row>
        <table:table-row table:style-name="ro2" table:visibility="filter">
          <table:table-cell table:style-name="ce3" office:value-type="string">
            <text:p>contact_group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contact_name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style-name="ce3" office:value-type="string">
            <text:p>contactgroup_nam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2"/>
        </table:table-row>
        <table:table-row table:style-name="ro2" table:visibility="filter">
          <table:table-cell table:style-name="ce3" office:value-type="string">
            <text:p>contactgroup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contact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2" table:visibility="filter">
          <table:table-cell table:style-name="ce3" office:value-type="string">
            <text:p>dependent_host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table:style-name="ce3" office:value-type="string">
            <text:p>dependent_service_descrip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>
            <text:p>first_notification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table:style-name="ce3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host_notification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_option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host_notification_perio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host_notifications_enable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hostgroup_name</text:p>
          </table:table-cell>
          <table:table-cell table:style-name="ce7"/>
          <table:table-cell table:number-columns-repeated="4"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table:style-name="ce3" office:value-type="string">
            <text:p>last_notific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max_check_attemp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table:style-name="ce3" office:value-type="string">
            <text:p>notification_interval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>
            <text:p>notification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table:style-name="ce3" office:value-type="string">
            <text:p>retry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table:style-name="ce3" office:value-type="string">
            <text:p>service_description</text:p>
          </table:table-cell>
          <table:table-cell table:style-name="ce7" table:number-columns-repeated="4"/>
          <table:table-cell table:number-columns-repeated="3"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_command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service_notification_option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service_notification_perio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table:style-name="ce3" office:value-type="string">
            <text:p>service_notifications_enable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table:style-name="ce3" office:value-type="string">
            <text:p>servicegroup_nam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>
            <text:p>timeperiod_nam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1"/>
        </table:table-row>
        <table:table-row table:style-name="ro2" table:visibility="filter">
          <table:table-cell office:value-type="string">
            <text:p>2d_coord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 table:visibility="filter">
          <table:table-cell office:value-type="string">
            <text:p>3d_coord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action_url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6"/>
          <table:table-cell table:number-columns-repeated="1011"/>
        </table:table-row>
        <table:table-row table:style-name="ro2" table:visibility="filter">
          <table:table-cell office:value-type="string">
            <text:p>act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addres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 table:visibility="filter">
          <table:table-cell office:value-type="string">
            <text:p>address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n_submit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office:value-type="string">
            <text:p>check_freshne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contactgroup_members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style-name="ce7"/>
          <table:table-cell table:number-columns-repeated="1011"/>
        </table:table-row>
        <table:table-row table:style-name="ro2" table:visibility="filter">
          <table:table-cell office:value-type="string">
            <text:p>dependency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dependent_hostgroup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office:value-type="string">
            <text:p>dependent_servicegroup_nam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display_nam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email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scalation_options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office:value-type="string">
            <text:p>escalation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5"/>
        </table:table-row>
        <table:table-row table:style-name="ro2" table:visibility="filter">
          <table:table-cell office:value-type="string">
            <text:p>event_handler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event_handler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exclud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1"/>
        </table:table-row>
        <table:table-row table:style-name="ro2" table:visibility="filter">
          <table:table-cell office:value-type="string">
            <text:p>execu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first_notification_delay</text:p>
          </table:table-cell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1"/>
        </table:table-row>
        <table:table-row table:style-name="ro2" table:visibility="filter">
          <table:table-cell office:value-type="string">
            <text:p>flap_detection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flap_detection_option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freshness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high_flap_threshol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hostgroup_member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hostgroups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 table:visibility="filter">
          <table:table-cell office:value-type="string">
            <text:p>hourly_valu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icon_imag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icon_image_al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inherits_parent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office:value-type="string">
            <text:p>initial_sta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is_volatile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low_flap_threshold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members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/>
          <table:table-cell table:number-columns-repeated="1011"/>
        </table:table-row>
        <table:table-row table:style-name="ro2" table:visibility="filter">
          <table:table-cell office:value-type="string">
            <text:p>minimum_valu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otes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6"/>
          <table:table-cell table:number-columns-repeated="1011"/>
        </table:table-row>
        <table:table-row table:style-name="ro2" table:visibility="filter">
          <table:table-cell office:value-type="string">
            <text:p>notes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notification_failure_criteria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5"/>
          <table:table-cell table:number-columns-repeated="1011"/>
        </table:table-row>
        <table:table-row table:style-name="ro2" table:visibility="filter">
          <table:table-cell office:value-type="string">
            <text:p>notifica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notifications_enable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obsess_over_host|obses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 table:visibility="filter">
          <table:table-cell office:value-type="string">
            <text:p>obsess_over_service|obses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pager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en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pass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rocess_perf_data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retain_non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retain_status_information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1"/>
        </table:table-row>
        <table:table-row table:style-name="ro2" table:visibility="filter">
          <table:table-cell office:value-type="string">
            <text:p>servicegroup_member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servicegroup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7"/>
          <table:table-cell table:number-columns-repeated="1011"/>
        </table:table-row>
        <table:table-row table:style-name="ro2" table:visibility="filter">
          <table:table-cell office:value-type="string">
            <text:p>stalking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statusmap_image</text:p>
          </table:table-cell>
          <table:table-cell table:style-name="ce7" office:value-type="string">
            <text:p>X</text:p>
          </table:table-cell>
          <table:table-cell table:style-name="ce7" table:number-columns-repeated="11"/>
          <table:table-cell table:number-columns-repeated="1011"/>
        </table:table-row>
        <table:table-row table:style-name="ro2" table:visibility="filter">
          <table:table-cell table:style-name="ce5" office:value-type="string">
            <text:p>vrml_image</text:p>
          </table:table-cell>
          <table:table-cell office:value-type="string">
            <text:p>X</text:p>
          </table:table-cell>
          <table:table-cell table:number-columns-repeated="1022"/>
        </table:table-row>
      </table:table>
      <table:table table:name="Tabelle2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table table:name="Tabelle3" table:style-name="ta2" table:print="false">
        <table:table-column table:style-name="co14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e1.A3:Tabelle1.F33" table:display-filter-buttons="true" table:contains-header="false"/>
        <table:database-range table:name="__Anonymous_Sheet_DB__2" table:target-range-address="Tabelle1.A1:Tabelle1.M87" table:display-filter-buttons="true"/>
        <table:database-range table:name="__Anonymous_Sheet_DB__3" table:target-range-address="Tabelle1.B34:Tabelle1.M87" table:display-filter-buttons="true"/>
        <table:database-range table:name="__Anonymous_Sheet_DB__4" table:target-range-address="Tabelle1.B1:Tabelle1.M14" table:display-filter-buttons="true"/>
        <table:database-range table:name="__Anonymous_Sheet_DB__5" table:target-range-address="Tabelle1.A1:Tabelle1.M87" table:display-filter-buttons="true">
          <table:filter>
            <table:filter-condition table:field-number="0" table:value="contactgroup_name" table:operator="="/>
          </table:filter>
        </table:database-range>
        <table:database-range table:name="__Anonymous_Sheet_DB__6" table:target-range-address="Tabelle1.A34:Tabelle1.M87" table:display-filter-buttons="true"/>
        <table:database-range table:target-range-address="Tabelle1.A34:Tabelle1.AMJ8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.11.2016</text:date>, <text:time>22:4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21T22:46:12.94</dc:date>
    <dc:creator>Dirk Buck</dc:creator>
    <meta:editing-duration>PT15H33M24S</meta:editing-duration>
    <meta:editing-cycles>10</meta:editing-cycles>
    <meta:generator>OpenOffice/4.1.1$Win32 OpenOffice.org_project/411m6$Build-9775</meta:generator>
    <meta:document-statistic meta:table-count="3" meta:cell-count="265" meta:object-count="0"/>
  </office:meta>
</office:document-meta>
</file>